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normal" officeooo:paragraph-rsid="00191fdb"/>
    </style:style>
    <style:style style:name="P2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normal" officeooo:paragraph-rsid="00191fdb"/>
    </style:style>
    <style:style style:name="P3" style:family="paragraph" style:parent-style-name="Horizontal_20_Line">
      <style:text-properties officeooo:paragraph-rsid="00191fdb"/>
    </style:style>
    <style:style style:name="P4" style:family="paragraph" style:parent-style-name="Standard">
      <style:text-properties officeooo:paragraph-rsid="00191fdb"/>
    </style:style>
    <style:style style:name="P5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6" style:family="paragraph" style:parent-style-name="Text_20_body" style:list-style-name="L8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7" style:family="paragraph" style:parent-style-name="Text_20_body" style:list-style-name="L9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8" style:family="paragraph" style:parent-style-name="Text_20_body" style:list-style-name="L10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9" style:family="paragraph" style:parent-style-name="Text_20_body" style:list-style-name="L11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10" style:family="paragraph" style:parent-style-name="Text_20_body" style:list-style-name="L12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11" style:family="paragraph" style:parent-style-name="Text_20_body" style:list-style-name="L13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12" style:family="paragraph" style:parent-style-name="Text_20_body" style:list-style-name="L8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rsid="001e095d" officeooo:paragraph-rsid="001e095d"/>
    </style:style>
    <style:style style:name="P13" style:family="paragraph" style:parent-style-name="Text_20_body" style:list-style-name="L8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rsid="001ea6cc" officeooo:paragraph-rsid="001ea6cc"/>
    </style:style>
    <style:style style:name="P14" style:family="paragraph" style:parent-style-name="Text_20_body" style:list-style-name="L8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rsid="001f15ae" officeooo:paragraph-rsid="001f15ae"/>
    </style:style>
    <style:style style:name="P15" style:family="paragraph" style:parent-style-name="Text_20_body" style:list-style-name="L8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rsid="00218473" officeooo:paragraph-rsid="00218473"/>
    </style:style>
    <style:style style:name="P16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17" style:family="paragraph" style:parent-style-name="Text_20_body" style:list-style-name="L8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18" style:family="paragraph" style:parent-style-name="Text_20_body" style:list-style-name="L9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19" style:family="paragraph" style:parent-style-name="Text_20_body" style:list-style-name="L10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20" style:family="paragraph" style:parent-style-name="Text_20_body" style:list-style-name="L11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21" style:family="paragraph" style:parent-style-name="Text_20_body" style:list-style-name="L12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22" style:family="paragraph" style:parent-style-name="Text_20_body" style:list-style-name="L13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d40b" style:font-weight-asian="bold" style:font-weight-complex="bold"/>
    </style:style>
    <style:style style:name="T3" style:family="text">
      <style:text-properties fo:font-weight="bold" officeooo:rsid="001bbb9e" style:font-weight-asian="bold" style:font-weight-complex="bold"/>
    </style:style>
    <style:style style:name="T4" style:family="text">
      <style:text-properties fo:font-weight="bold" officeooo:rsid="001d016a" style:font-weight-asian="bold" style:font-weight-complex="bold"/>
    </style:style>
    <style:style style:name="T5" style:family="text">
      <style:text-properties fo:font-weight="bold" officeooo:rsid="00235a36" style:font-weight-asian="bold" style:font-weight-complex="bold"/>
    </style:style>
    <style:style style:name="T6" style:family="text">
      <style:text-properties fo:font-weight="bold" officeooo:rsid="00256a22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velopment steps</text:h>
      <text:p text:style-name="P3"/>
      <text:h text:style-name="P2" text:outline-level="3">Define</text:h>
      <text:list xml:id="list3831846833" text:style-name="L1">
        <text:list-item>
          <text:p text:style-name="P16">Who is the website for? <text:span text:style-name="T2">Myself</text:span></text:p>
        </text:list-item>
        <text:list-item>
          <text:p text:style-name="P16">What is the main purpose (Business/User goals)? <text:span text:style-name="T2">Get hired as a Web Developer</text:span></text:p>
        </text:list-item>
        <text:list-item>
          <text:p text:style-name="P5">Define target audience? <text:span text:style-name="T2">Recruiters, businesses, anyone looking to hire freelancer</text:span></text:p>
        </text:list-item>
      </text:list>
      <text:h text:style-name="P2" text:outline-level="3" text:is-list-header="true">Plan</text:h>
      <text:list xml:id="list637364597" text:style-name="L8">
        <text:list-item>
          <text:p text:style-name="P17">Gether website content (usually provided) – <text:span text:style-name="T3">Get two pictures of myself, icons for LinkedIn, Facebook, Contact, Resume download (pdf, txt, html versions), Github, Twitter</text:span></text:p>
        </text:list-item>
        <text:list-item>
          <text:p text:style-name="P17">Plan sitemap (pages)? <text:span text:style-name="T3">Single page plus links to outside sites such as LinkedIn</text:span></text:p>
        </text:list-item>
        <text:list-item>
          <text:p text:style-name="P17">Plan sections on each page? <text:span text:style-name="T3">Side nav, header/</text:span><text:span text:style-name="T6">Intro</text:span><text:span text:style-name="T3">, about, </text:span><text:span text:style-name="T6">My work, </text:span><text:span text:style-name="T3">skills, <text:s/>contact, footer</text:span></text:p>
        </text:list-item>
        <text:list-item>
          <text:p text:style-name="P17"><text:span text:style-name="T5">https://www.reputationdefender.com/blog/job-seekers/13-things-you-need-to-include-in-your-career-portfolio</text:span></text:p>
        </text:list-item>
        <text:list-item>
          <text:p text:style-name="P6">Define website personality (See Web Design)? <text:span text:style-name="T4">Serious/elegant</text:span></text:p>
          <text:list>
            <text:list-item>
              <text:p text:style-name="P12"><text:span text:style-name="T4">F</text:span><text:span text:style-name="T1">ont: Rubik with 400, 500, 600, 700 regular</text:span></text:p>
            </text:list-item>
            <text:list-item>
              <text:p text:style-name="P13"><text:span text:style-name="T1">Colors: Blue, gold, shades of gray &amp; black</text:span></text:p>
              <text:list>
                <text:list-item>
                  <text:p text:style-name="P14"><text:span text:style-name="T1">Main: </text:span><text:span text:style-name="T4">1A3263</text:span></text:p>
                </text:list-item>
                <text:list-item>
                  <text:p text:style-name="P14"><text:span text:style-name="T4">S</text:span><text:span text:style-name="T1">econdary: <text:s/></text:span><text:span text:style-name="T4">FAB95B</text:span></text:p>
                </text:list-item>
                <text:list-item>
                  <text:p text:style-name="P14"><text:span text:style-name="T4">G</text:span><text:span text:style-name="T1">ray: </text:span><text:span text:style-name="T4">E8E2DB</text:span></text:p>
                </text:list-item>
                <text:list-item>
                  <text:p text:style-name="P14"><text:a xlink:type="simple" xlink:href="https://icomoon.io/" text:style-name="Internet_20_link" text:visited-style-name="Visited_20_Internet_20_Link"><text:span text:style-name="T4">https://icomoon.io/</text:span></text:a></text:p>
                </text:list-item>
                <text:list-item>
                  <text:p text:style-name="P15"><text:span text:style-name="T1">little shadows and rounded corners</text:span></text:p>
                </text:list-item>
              </text:list>
              <text:p text:style-name="P6"><text:span text:style-name="T4"/></text:p>
            </text:list-item>
          </text:list>
        </text:list-item>
      </text:list>
      <text:h text:style-name="P2" text:outline-level="3" text:is-list-header="true">Sketch - https://www.figma.com/</text:h>
      <text:list xml:id="list2502227928" text:style-name="L9">
        <text:list-item>
          <text:p text:style-name="P18">Think about components you need</text:p>
        </text:list-item>
        <text:list-item>
          <text:p text:style-name="P18">Sketch ideas with pen and paper or Figma</text:p>
        </text:list-item>
        <text:list-item>
          <text:p text:style-name="P7">Experiment with different ideas</text:p>
        </text:list-item>
      </text:list>
      <text:h text:style-name="P2" text:outline-level="3" text:is-list-header="true"><text:soft-page-break/>Design and Build</text:h>
      <text:list xml:id="list3866800479" text:style-name="L10">
        <text:list-item>
          <text:p text:style-name="P19">Design using HTML/CSS</text:p>
        </text:list-item>
        <text:list-item>
          <text:p text:style-name="P19">Design visual styles</text:p>
        </text:list-item>
        <text:list-item>
          <text:p text:style-name="P8">Use client's branding whenever possible</text:p>
        </text:list-item>
      </text:list>
      <text:h text:style-name="P2" text:outline-level="3" text:is-list-header="true">Test and Optimize</text:h>
      <text:list xml:id="list175500120" text:style-name="L11">
        <text:list-item>
          <text:p text:style-name="P20">Does website work well in all major browsers</text:p>
        </text:list-item>
        <text:list-item>
          <text:p text:style-name="P20">Does website work on mobile devices</text:p>
        </text:list-item>
        <text:list-item>
          <text:p text:style-name="P20">Optimize all images in dimensions and file size</text:p>
        </text:list-item>
        <text:list-item>
          <text:p text:style-name="P20">Fix accessibility problems</text:p>
        </text:list-item>
        <text:list-item>
          <text:p text:style-name="P20">Run the lighthouse performance test in Chrome</text:p>
        </text:list-item>
        <text:list-item>
          <text:p text:style-name="P9">Think about Search Engine Optimization</text:p>
        </text:list-item>
      </text:list>
      <text:h text:style-name="P2" text:outline-level="3" text:is-list-header="true">Launch</text:h>
      <text:list xml:id="list1824802437" text:style-name="L12">
        <text:list-item>
          <text:p text:style-name="P21">Upload to a hosting platform (netlify)</text:p>
        </text:list-item>
        <text:list-item>
          <text:p text:style-name="P10">Buy a great domain name</text:p>
        </text:list-item>
      </text:list>
      <text:h text:style-name="P2" text:outline-level="3" text:is-list-header="true">Maintain and Update</text:h>
      <text:list xml:id="list2409259458" text:style-name="L13">
        <text:list-item>
          <text:p text:style-name="P22">Keep website current</text:p>
        </text:list-item>
        <text:list-item>
          <text:p text:style-name="P22">Install analytics software (Google Analytics/Fathom)</text:p>
        </text:list-item>
        <text:list-item>
          <text:p text:style-name="P11">Keep a blog updated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17:28:06.900430901</meta:creation-date>
    <dc:date>2022-11-27T19:07:10.542699663</dc:date>
    <meta:editing-duration>PT1H28M49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2" meta:paragraph-count="41" meta:word-count="253" meta:character-count="1590" meta:non-whitespace-character-count="1407"/>
  </office:meta>
</office:document-meta>
</file>